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rdf+xml" manifest:full-path="manifest.rdf"/>
  <manifest:file-entry manifest:media-type="text/xml" manifest:full-path="settings.xml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3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1598in" svg:height="5.6in" svg:x="0.065in" svg:y="23.7181in">
            <draw:object draw:notify-on-update-of-ranges="Sheet1.A133:Sheet1.A137 Sheet1.B132:Sheet1.B132 Sheet1.B133:Sheet1.B137 Sheet1.C132:Sheet1.C132 Sheet1.C133:Sheet1.C137 Sheet1.D132:Sheet1.D132 Sheet1.D133:Sheet1.D13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 table:number-rows-repeated="128">
          <table:table-cell table:number-columns-repeated="6"/>
        </table:table-row>
        <table:table-row table:style-name="ro1">
          <table:table-cell office:value-type="string">
            <text:p>Time = 3668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T(nanoseconds) </text:p>
          </table:table-cell>
          <table:table-cell office:value-type="string">
            <text:p>T1 = 14</text:p>
          </table:table-cell>
          <table:table-cell office:value-type="string">
            <text:p>T1 = 16</text:p>
          </table:table-cell>
          <table:table-cell office:value-type="string">
            <text:p>T1 = 18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695">
            <text:p>0.695</text:p>
          </table:table-cell>
          <table:table-cell office:value-type="float" office:value="0.981">
            <text:p>0.981</text:p>
          </table:table-cell>
          <table:table-cell office:value-type="float" office:value="0.999">
            <text:p>0.999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92">
            <text:p>0.492</text:p>
          </table:table-cell>
          <table:table-cell office:value-type="float" office:value="0.967">
            <text:p>0.967</text:p>
          </table:table-cell>
          <table:table-cell office:value-type="float" office:value="0.998">
            <text:p>0.998</text:p>
          </table:table-cell>
          <table:table-cell table:number-columns-repeated="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348">
            <text:p>0.348</text:p>
          </table:table-cell>
          <table:table-cell office:value-type="float" office:value="0.954">
            <text:p>0.954</text:p>
          </table:table-cell>
          <table:table-cell office:value-type="float" office:value="0.998">
            <text:p>0.998</text:p>
          </table:table-cell>
          <table:table-cell table:number-columns-repeated="2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242">
            <text:p>0.242</text:p>
          </table:table-cell>
          <table:table-cell office:value-type="float" office:value="0.937">
            <text:p>0.937</text:p>
          </table:table-cell>
          <table:table-cell office:value-type="float" office:value="0.996">
            <text:p>0.996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177">
            <text:p>0.177</text:p>
          </table:table-cell>
          <table:table-cell office:value-type="float" office:value="0.923">
            <text:p>0.923</text:p>
          </table:table-cell>
          <table:table-cell office:value-type="float" office:value="0.996">
            <text:p>0.996</text:p>
          </table:table-cell>
          <table:table-cell table:number-columns-repeated="2"/>
        </table:table-row>
        <table:table-row table:style-name="ro1" table:number-rows-repeated="41">
          <table:table-cell table:number-columns-repeated="6"/>
        </table:table-row>
        <table:table-row table:style-name="ro1">
          <table:table-cell office:value-type="string">
            <text:p>Time = 3668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T(nanoseconds) </text:p>
          </table:table-cell>
          <table:table-cell office:value-type="string">
            <text:p>T1 = 14</text:p>
          </table:table-cell>
          <table:table-cell office:value-type="string">
            <text:p>T1 = 16</text:p>
          </table:table-cell>
          <table:table-cell office:value-type="string">
            <text:p>T1 = 18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695">
            <text:p>0.695</text:p>
          </table:table-cell>
          <table:table-cell office:value-type="float" office:value="0.981">
            <text:p>0.981</text:p>
          </table:table-cell>
          <table:table-cell office:value-type="float" office:value="0.999">
            <text:p>0.999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92">
            <text:p>0.492</text:p>
          </table:table-cell>
          <table:table-cell office:value-type="float" office:value="0.967">
            <text:p>0.967</text:p>
          </table:table-cell>
          <table:table-cell office:value-type="float" office:value="0.998">
            <text:p>0.998</text:p>
          </table:table-cell>
          <table:table-cell table:number-columns-repeated="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348">
            <text:p>0.348</text:p>
          </table:table-cell>
          <table:table-cell office:value-type="float" office:value="0.954">
            <text:p>0.954</text:p>
          </table:table-cell>
          <table:table-cell office:value-type="float" office:value="0.998">
            <text:p>0.998</text:p>
          </table:table-cell>
          <table:table-cell table:number-columns-repeated="2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242">
            <text:p>0.242</text:p>
          </table:table-cell>
          <table:table-cell office:value-type="float" office:value="0.937">
            <text:p>0.937</text:p>
          </table:table-cell>
          <table:table-cell office:value-type="float" office:value="0.996">
            <text:p>0.996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177">
            <text:p>0.177</text:p>
          </table:table-cell>
          <table:table-cell office:value-type="float" office:value="0.923">
            <text:p>0.923</text:p>
          </table:table-cell>
          <table:table-cell office:value-type="float" office:value="0.996">
            <text:p>0.996</text:p>
          </table:table-cell>
          <table:table-cell table:number-columns-repeated="2"/>
        </table:table-row>
        <table:table-row table:style-name="ro1" table:number-rows-repeated="104838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2/02/2016</text:date>, <text:time>16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nngo </meta:initial-creator>
    <meta:creation-date>2015-02-25T10:53:05.096658365</meta:creation-date>
    <dc:date>2016-02-02T16:57:34</dc:date>
    <meta:editing-duration>PT7H30M43S</meta:editing-duration>
    <meta:editing-cycles>45</meta:editing-cycles>
    <meta:generator>OpenOffice/4.1.1$Unix OpenOffice.org_project/411m6$Build-9775</meta:generator>
    <dc:creator>Chan Ngo</dc:creator>
    <meta:document-statistic meta:table-count="1" meta:cell-count="50" meta:object-count="1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67cm" svg:height="14.225cm" xlink:href=".." xlink:type="simple" chart:class="chart:line" chart:style-name="ch1">
        <chart:legend chart:legend-position="top" svg:x="6.807cm" svg:y="0.888cm" style:legend-expansion="wide" chart:style-name="ch2"/>
        <chart:plot-area chart:style-name="ch3" table:cell-range-address="Sheet1.A132:Sheet1.D137" chart:data-source-has-labels="both" svg:x="1.875cm" svg:y="2.302cm" svg:width="20.462cm" svg:height="10.259cm">
          <chartooo:coordinate-region svg:x="2.612cm" svg:y="2.505cm" svg:width="19.237cm" svg:height="9.401cm"/>
          <chart:axis chart:dimension="x" chart:name="primary-x" chart:style-name="ch4" chartooo:axis-type="auto">
            <chartooo:date-scale/>
            <chart:title svg:x="9.883cm" svg:y="12.846cm" chart:style-name="ch5">
              <text:p>T (nanoseconds)</text:p>
            </chart:title>
            <chart:categories table:cell-range-address="Sheet1.A133:Sheet1.A137"/>
            <chart:grid chart:style-name="ch6" chart:class="major"/>
          </chart:axis>
          <chart:axis chart:dimension="y" chart:name="primary-y" chart:style-name="ch7">
            <chart:title svg:x="0.451cm" svg:y="11.357cm" chart:style-name="ch8">
              <text:p>Probability of message latency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B133:Sheet1.B137" chart:label-cell-address="Sheet1.B132:Sheet1.B132" chart:class="chart:line">
            <chart:data-point chart:repeated="5"/>
          </chart:series>
          <chart:series chart:style-name="ch10" chart:values-cell-range-address="Sheet1.C133:Sheet1.C137" chart:label-cell-address="Sheet1.C132:Sheet1.C132" chart:class="chart:line">
            <chart:data-point chart:repeated="5"/>
          </chart:series>
          <chart:series chart:style-name="ch11" chart:values-cell-range-address="Sheet1.D133:Sheet1.D137" chart:label-cell-address="Sheet1.D132:Sheet1.D13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= 14</text:p>
                <draw:g>
                  <svg:desc>Sheet1.B132:Sheet1.B132</svg:desc>
                </draw:g>
              </table:table-cell>
              <table:table-cell office:value-type="string">
                <text:p>T1 = 16</text:p>
                <draw:g>
                  <svg:desc>Sheet1.C132:Sheet1.C132</svg:desc>
                </draw:g>
              </table:table-cell>
              <table:table-cell office:value-type="string">
                <text:p>T1 = 18</text:p>
                <draw:g>
                  <svg:desc>Sheet1.D132:Sheet1.D13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A133:Sheet1.A137</svg:desc>
                </draw:g>
              </table:table-cell>
              <table:table-cell office:value-type="float" office:value="0.695">
                <text:p>0.695</text:p>
                <draw:g>
                  <svg:desc>Sheet1.B133:Sheet1.B137</svg:desc>
                </draw:g>
              </table:table-cell>
              <table:table-cell office:value-type="float" office:value="0.981">
                <text:p>0.981</text:p>
                <draw:g>
                  <svg:desc>Sheet1.C133:Sheet1.C137</svg:desc>
                </draw:g>
              </table:table-cell>
              <table:table-cell office:value-type="float" office:value="0.999">
                <text:p>0.999</text:p>
                <draw:g>
                  <svg:desc>Sheet1.D133:Sheet1.D137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492">
                <text:p>0.492</text:p>
              </table:table-cell>
              <table:table-cell office:value-type="float" office:value="0.967">
                <text:p>0.967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348">
                <text:p>0.348</text:p>
              </table:table-cell>
              <table:table-cell office:value-type="float" office:value="0.954">
                <text:p>0.954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42">
                <text:p>0.242</text:p>
              </table:table-cell>
              <table:table-cell office:value-type="float" office:value="0.937">
                <text:p>0.937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77">
                <text:p>0.177</text:p>
              </table:table-cell>
              <table:table-cell office:value-type="float" office:value="0.923">
                <text:p>0.923</text:p>
              </table:table-cell>
              <table:table-cell office:value-type="float" office:value="0.996">
                <text:p>0.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